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5cm" svg:stroke-color="#168253" draw:marker-start-width="0.95cm" draw:marker-end-width="0.95cm" draw:stroke-linejoin="miter" draw:fill="solid" draw:fill-color="#dee6ef" draw:textarea-horizontal-align="justify" draw:textarea-vertical-align="middle" draw:auto-grow-height="false" fo:min-height="1.626cm" fo:min-width="9.125cm" fo:padding-top="0.375cm" fo:padding-bottom="0.375cm" fo:padding-left="0.5cm" fo:padding-right="0.5cm" loext:decorative="false"/>
    </style:style>
    <style:style style:name="gr2"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3"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4"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8"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P1" style:family="paragraph">
      <loext:graphic-properties draw:fill="solid" draw:fill-color="#dee6ef"/>
      <style:paragraph-properties fo:text-align="center"/>
    </style:style>
    <style:style style:name="P2"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168253" draw:opacity="100%"/>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6" style:family="paragraph">
      <loext:graphic-properties draw:fill="solid" draw:fill-color="#168253"/>
      <style:paragraph-properties fo:text-align="center"/>
    </style:style>
    <style:style style:name="T1" style:family="text">
      <style:text-properties style:font-name="Liberation Sans" fo:font-size="28pt" style:letter-kerning="true" style:font-name-asian="Microsoft YaHei" style:font-size-asian="10pt" style:font-name-complex="Lucida Sans"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1cm" svg:height="3.75cm" svg:x="3cm" svg:y="8.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Database" draw:style-name="gr2" draw:text-style-name="P2" draw:layer="layout" svg:width="11cm" svg:height="16.009cm" svg:x="16.8cm" svg:y="2.4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3" draw:text-style-name="P3" draw:layer="layout" svg:width="11.5cm" svg:height="2.25cm" svg:x="16.55cm" svg:y="14.5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3" draw:text-style-name="P3" draw:layer="layout" svg:width="11.5cm" svg:height="2.25cm" svg:x="16.55cm" svg:y="12.5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3" draw:text-style-name="P3" draw:layer="layout" svg:width="11.5cm" svg:height="2.25cm" svg:x="16.549cm" svg:y="10.4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3" draw:text-style-name="P3" draw:layer="layout" svg:width="11.5cm" svg:height="2.25cm" svg:x="16.55cm" svg:y="8.5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3" draw:text-style-name="P3" draw:layer="layout" svg:width="11.5cm" svg:height="2.25cm" svg:x="16.549cm" svg:y="6.5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4" draw:text-style-name="P5" draw:layer="layout" svg:width="8.75cm" svg:height="2.203cm" svg:x="18.1cm" svg:y="3.75cm">
          <draw:text-box>
            <text:p text:style-name="P4"><text:span text:style-name="T1">relevantResponses </text:span></text:p>
          </draw:text-box>
        </draw:frame>
        <draw:g draw:style-name="gr5">
          <draw:custom-shape draw:style-name="gr6" draw:text-style-name="P6" draw:layer="layout" svg:width="3.185cm" svg:height="3.185cm" draw:transform="rotate (0.785398163397448) translate (22.796cm 12.102cm)">
            <text:p/>
            <draw:enhanced-geometry svg:viewBox="0 0 21600 21600" draw:mirror-horizontal="false" draw:mirror-vertical="false" draw:type="rectangle" draw:enhanced-path="M 0 0 L 21600 0 21600 21600 0 21600 0 0 Z N"/>
          </draw:custom-shape>
          <draw:custom-shape draw:style-name="gr7" draw:text-style-name="P6" draw:layer="layout" svg:width="3.183cm" svg:height="3.187cm" draw:transform="rotate (0.785223630472249) translate (19.799cm 15.106cm)">
            <text:p/>
            <draw:enhanced-geometry svg:viewBox="0 0 21600 21600" draw:mirror-horizontal="false" draw:mirror-vertical="false" draw:type="rectangle" draw:enhanced-path="M 0 0 L 21600 0 21600 21600 0 21600 0 0 Z N"/>
          </draw:custom-shape>
          <draw:custom-shape draw:style-name="gr8" draw:text-style-name="P6" draw:layer="layout" svg:width="4.084cm" svg:height="1.224cm" draw:transform="skewX (0.00331612557878918) rotate (0.785921762173047) translate (21.702cm 14.64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2:26:53.818000000</meta:creation-date>
    <dc:date>2025-12-03T16:51:54.474000000</dc:date>
    <meta:editing-duration>PT4H19M35S</meta:editing-duration>
    <meta:editing-cycles>14</meta:editing-cycles>
    <meta:generator>LibreOffice/24.2.4.2$Windows_X86_64 LibreOffice_project/51a6219feb6075d9a4c46691dcfe0cd9c4fff3c2</meta:generator>
    <meta:document-statistic meta:object-count="12"/>
  </office:meta>
</office:document-meta>
</file>